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4.27mm"/>
    </style:style>
    <style:style style:name="co2" style:family="table-column">
      <style:table-column-properties fo:break-before="auto" style:column-width="37.94mm"/>
    </style:style>
    <style:style style:name="co3" style:family="table-column">
      <style:table-column-properties fo:break-before="auto" style:column-width="42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ados_E2a" table:style-name="ta1">
        <table:shapes>
          <draw:frame draw:z-index="0" draw:style-name="gr1" draw:text-style-name="P1" svg:width="160.14mm" svg:height="90.04mm" svg:x="159.32mm" svg:y="18.86mm">
            <draw:object draw:notify-on-update-of-ranges="resultados_E2a.A1:resultados_E2a.A1 resultados_E2a.A2:resultados_E2a.A5 resultados_E2a.B1:resultados_E2a.B1 resultados_E2a.B2:resultados_E2a.B5 resultados_E2a.C1:resultados_E2a.C1 resultados_E2a.C2:resultados_E2a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lementos_por_thread_processo</text:p>
          </table:table-cell>
          <table:table-cell office:value-type="string" calcext:value-type="string">
            <text:p>tempo_medio_threads</text:p>
          </table:table-cell>
          <table:table-cell office:value-type="string" calcext:value-type="string">
            <text:p>tempo_medio_processos</text:p>
          </table:table-cell>
        </table:table-row>
        <table:table-row table:style-name="ro1">
          <table:table-cell office:value-type="float" office:value="1280000" calcext:value-type="float">
            <text:p>1280000</text:p>
          </table:table-cell>
          <table:table-cell office:value-type="float" office:value="35831" calcext:value-type="float">
            <text:p>35831</text:p>
          </table:table-cell>
          <table:table-cell office:value-type="float" office:value="37362" calcext:value-type="float">
            <text:p>37362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36244" calcext:value-type="float">
            <text:p>36244</text:p>
          </table:table-cell>
          <table:table-cell office:value-type="float" office:value="39929" calcext:value-type="float">
            <text:p>39929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float" office:value="35300" calcext:value-type="float">
            <text:p>35300</text:p>
          </table:table-cell>
          <table:table-cell office:value-type="float" office:value="38543" calcext:value-type="float">
            <text:p>38543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float" office:value="34887" calcext:value-type="float">
            <text:p>34887</text:p>
          </table:table-cell>
          <table:table-cell office:value-type="float" office:value="38230" calcext:value-type="float">
            <text:p>38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2T06:35:11.414000000</dc:date>
    <meta:editing-duration>PT2M35S</meta:editing-duration>
    <meta:editing-cycles>1</meta:editing-cycles>
    <meta:document-statistic meta:table-count="1" meta:cell-count="15" meta:object-count="1"/>
    <meta:generator>LibreOffice/6.2.8.2$Windows_X86_64 LibreOffice_project/f82ddfca21ebc1e222a662a32b25c0c9d20169e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3.161cm" svg:y="0.316cm" chart:style-name="ch2">
          <text:p>Tempo de processamento ao variar o valor de P</text:p>
        </chart:title>
        <chart:subtitle svg:x="6.296cm" svg:y="1.275cm" chart:style-name="ch3">
          <text:p>Matriz 3200 x 3200</text:p>
        </chart:subtitle>
        <chart:legend chart:legend-position="end" svg:x="10.835cm" svg:y="3.954cm" style:legend-expansion="high" chart:style-name="ch4"/>
        <chart:plot-area chart:style-name="ch5" table:cell-range-address="resultados_E2a.A1:resultados_E2a.C5" chart:data-source-has-labels="both" svg:x="1.331cm" svg:y="2.138cm" svg:width="9.184cm" svg:height="5.706cm">
          <chartooo:coordinate-region svg:x="2.508cm" svg:y="2.338cm" svg:width="7.45cm" svg:height="4.859cm"/>
          <chart:axis chart:dimension="x" chart:name="primary-x" chart:style-name="ch6" chartooo:axis-type="auto">
            <chartooo:date-scale/>
            <chart:title svg:x="5.112cm" svg:y="8.024cm" chart:style-name="ch7">
              <text:p>Valor de P</text:p>
            </chart:title>
            <chart:categories table:cell-range-address="resultados_E2a.A2:resultados_E2a.A5"/>
          </chart:axis>
          <chart:axis chart:dimension="y" chart:name="primary-y" chart:style-name="ch6">
            <chart:title svg:x="0.451cm" svg:y="6.927cm" chart:style-name="ch8">
              <text:p>Tempo de processamento</text:p>
            </chart:title>
            <chart:grid chart:style-name="ch9" chart:class="major"/>
          </chart:axis>
          <chart:series chart:style-name="ch10" chart:values-cell-range-address="resultados_E2a.B2:resultados_E2a.B5" chart:label-cell-address="resultados_E2a.B1:resultados_E2a.B1" chart:class="chart:line">
            <chart:data-point chart:repeated="4"/>
          </chart:series>
          <chart:series chart:style-name="ch11" chart:values-cell-range-address="resultados_E2a.C2:resultados_E2a.C5" chart:label-cell-address="resultados_E2a.C1:resultados_E2a.C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_medio_threads</text:p>
                <draw:g>
                  <svg:desc>resultados_E2a.B1:resultados_E2a.B1</svg:desc>
                </draw:g>
              </table:table-cell>
              <table:table-cell office:value-type="string">
                <text:p>tempo_medio_processos</text:p>
                <draw:g>
                  <svg:desc>resultados_E2a.C1:resultados_E2a.C1</svg:desc>
                </draw:g>
              </table:table-cell>
            </table:table-row>
          </table:table-header-rows>
          <table:table-rows>
            <table:table-row>
              <table:table-cell office:value-type="float" office:value="1280000">
                <text:p>1280000</text:p>
                <draw:g>
                  <svg:desc>resultados_E2a.A2:resultados_E2a.A5</svg:desc>
                </draw:g>
              </table:table-cell>
              <table:table-cell office:value-type="float" office:value="35831">
                <text:p>35831</text:p>
                <draw:g>
                  <svg:desc>resultados_E2a.B2:resultados_E2a.B5</svg:desc>
                </draw:g>
              </table:table-cell>
              <table:table-cell office:value-type="float" office:value="37362">
                <text:p>37362</text:p>
                <draw:g>
                  <svg:desc>resultados_E2a.C2:resultados_E2a.C5</svg:desc>
                </draw:g>
              </table:table-cell>
            </table:table-row>
            <table:table-row>
              <table:table-cell office:value-type="float" office:value="960000">
                <text:p>960000</text:p>
              </table:table-cell>
              <table:table-cell office:value-type="float" office:value="36244">
                <text:p>36244</text:p>
              </table:table-cell>
              <table:table-cell office:value-type="float" office:value="39929">
                <text:p>39929</text:p>
              </table:table-cell>
            </table:table-row>
            <table:table-row>
              <table:table-cell office:value-type="float" office:value="640000">
                <text:p>640000</text:p>
              </table:table-cell>
              <table:table-cell office:value-type="float" office:value="35300">
                <text:p>35300</text:p>
              </table:table-cell>
              <table:table-cell office:value-type="float" office:value="38543">
                <text:p>38543</text:p>
              </table:table-cell>
            </table:table-row>
            <table:table-row>
              <table:table-cell office:value-type="float" office:value="320000">
                <text:p>320000</text:p>
              </table:table-cell>
              <table:table-cell office:value-type="float" office:value="34887">
                <text:p>34887</text:p>
              </table:table-cell>
              <table:table-cell office:value-type="float" office:value="38230">
                <text:p>382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